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16A4000012E8174CBC33C0FB75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8.859cm" svg:height="15.749cm" svg:x="4.656cm" svg:y="0.037cm">
          <draw:image xlink:href="Pictures/10000001000016A4000012E8174CBC33C0FB75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30T15:58:16.304000000</meta:creation-date>
    <dc:date>2023-07-31T18:05:17.566000000</dc:date>
    <meta:editing-duration>PT4M43S</meta:editing-duration>
    <meta:editing-cycles>2</meta:editing-cycles>
    <meta:generator>LibreOffice/7.2.7.2$Windows_X86_64 LibreOffice_project/8d71d29d553c0f7dcbfa38fbfda25ee34cce99a2</meta:generator>
    <meta:document-statistic meta:object-count="24"/>
  </office:meta>
</office:document-meta>
</file>